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a79" officeooo:paragraph-rsid="00165a79"/>
    </style:style>
    <style:style style:name="P2" style:family="paragraph" style:parent-style-name="Standard">
      <style:text-properties fo:font-weight="bold" officeooo:rsid="000aaef5" officeooo:paragraph-rsid="000aaef5" style:font-weight-asian="bold" style:font-weight-complex="bold"/>
    </style:style>
    <style:style style:name="P3" style:family="paragraph" style:parent-style-name="Standard">
      <style:text-properties officeooo:rsid="00165a79" officeooo:paragraph-rsid="000aaef5"/>
    </style:style>
    <style:style style:name="P4" style:family="paragraph" style:parent-style-name="Standard">
      <style:text-properties officeooo:rsid="00195394" officeooo:paragraph-rsid="00195394"/>
    </style:style>
    <style:style style:name="P5" style:family="paragraph" style:parent-style-name="Standard" style:list-style-name="L5">
      <style:text-properties officeooo:rsid="00195394" officeooo:paragraph-rsid="00195394"/>
    </style:style>
    <style:style style:name="T1" style:family="text">
      <style:text-properties officeooo:rsid="0019539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FDTD <text:span text:style-name="T1">input</text:span>:</text:p>
      <text:p text:style-name="P3"/>
      <text:p text:style-name="P4">input parameters through input files with predefined conventions for</text:p>
      <text:list xml:id="list8360531446064586832" text:style-name="L5">
        <text:list-item>
          <text:p text:style-name="P5">defining custom objects such as rectangles, circles, spheres, cones, ...</text:p>
        </text:list-item>
        <text:list-item>
          <text:p text:style-name="P5">defining material types such as isotropic, linear, bianisotropic, time-varying...</text:p>
        </text:list-item>
        <text:list-item>
          <text:p text:style-name="P5">assigning material parameters</text:p>
        </text:list-item>
        <text:list-item>
          <text:p text:style-name="P5">types of the boundary conditions</text:p>
        </text:list-item>
        <text:list-item>
          <text:p text:style-name="P5">PML reflection level</text:p>
        </text:list-item>
        <text:list-item>
          <text:p text:style-name="P5">simulation time</text:p>
        </text:list-item>
        <text:list-item>
          <text:p text:style-name="P5">grid resolution</text:p>
        </text:list-item>
        <text:list-item>
          <text:p text:style-name="P5">what fields to store at what times, for example store E_x on a 2D cross section every 10 time steps</text:p>
        </text:list-item>
      </text:list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7:23:18.395932406</meta:creation-date>
    <dc:date>2018-09-03T19:54:03.601945076</dc:date>
    <meta:editing-duration>PT19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3" meta:character-count="450" meta:non-whitespace-character-count="395"/>
  </office:meta>
</office:document-meta>
</file>